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F" svg:font-family=""/>
    <style:font-face style:name="Hurmit Nerd Font" svg:font-family="'Hurmit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Fangsong KSS Vertical" svg:font-family="'Noto Fangsong KSS Vertical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CodeVF" svg:font-family="SourceCodeVF" style:font-pitch="fixed"/>
  </office:font-face-decls>
  <office:automatic-styles>
    <style:style style:name="P1" style:family="paragraph" style:parent-style-name="Standard">
      <style:text-properties style:font-name="DejaVu Sans" fo:font-size="10pt" fo:font-weight="bold" officeooo:rsid="0018ad1b" officeooo:paragraph-rsid="0018ad1b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Bitstream Vera Sans" fo:font-size="10pt" officeooo:rsid="0018ad1b" officeooo:paragraph-rsid="0018ad1b" style:font-size-asian="10pt" style:font-size-complex="10pt"/>
    </style:style>
    <style:style style:name="P3" style:family="paragraph" style:parent-style-name="Standard">
      <style:text-properties style:font-name="Bitstream Vera Sans" fo:font-size="10pt" officeooo:paragraph-rsid="0018ad1b" style:font-size-asian="10pt" style:font-size-complex="10pt"/>
    </style:style>
    <style:style style:name="P4" style:family="paragraph" style:parent-style-name="Standard">
      <style:text-properties style:font-name="Bitstream Vera Sans" fo:font-size="10pt" officeooo:rsid="001a0710" officeooo:paragraph-rsid="001a0710" style:font-size-asian="10pt" style:font-size-complex="10pt"/>
    </style:style>
    <style:style style:name="P5" style:family="paragraph" style:parent-style-name="Standard">
      <style:text-properties style:font-name="Bitstream Vera Sans" fo:font-size="10pt" fo:font-weight="bold" officeooo:rsid="001b2fe0" officeooo:paragraph-rsid="001b2fe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Bitstream Vera Sans" fo:font-size="10pt" fo:font-weight="bold" officeooo:rsid="0018ad1b" officeooo:paragraph-rsid="0018ad1b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Bitstream Vera Sans" fo:font-size="10pt" fo:font-weight="normal" officeooo:rsid="001b2fe0" officeooo:paragraph-rsid="001b2fe0" style:font-size-asian="10pt" style:font-weight-asian="normal" style:font-size-complex="10pt" style:font-weight-complex="normal"/>
    </style:style>
    <style:style style:name="T1" style:family="text">
      <style:text-properties style:font-name="Bitstream Vera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<text:span text:style-name="T1">L INFORME PRINCIPAL DEBE SER MUCHO MÁS ESPECIFICO</text:span></text:p>
      <text:p text:style-name="P2"/>
      <text:p text:style-name="P2">Por lo que en clases avanzaremos el informe por encima del proyecto en springboot, ese proyecto se desarrollara por partes cada uno</text:p>
      <text:p text:style-name="P2"/>
      <text:p text:style-name="P2"/>
      <text:p text:style-name="P6">Punto1 para correjir</text:p>
      <text:p text:style-name="P2">Cada historia de usuario, requerimiento debe estar presentado como solución en los objetivos </text:p>
      <text:p text:style-name="P3">//no usar términos de alcanzar % porque no somos dueño del negocio o objetivos</text:p>
      <text:p text:style-name="P2">//orientar bien los objetivos -&gt; alcanzables , no tareasssss medibles (Smart) </text:p>
      <text:p text:style-name="P2"/>
      <text:p text:style-name="P4">y el informe debe seguir los siguientes patrones: problema → objetivos → resultado → conclusión → recomendación</text:p>
      <text:p text:style-name="P4"/>
      <text:p text:style-name="P4">O sea debe tener una misma linea el informe(que al final es lo que pesa sobre todo)</text:p>
      <text:p text:style-name="P4"/>
      <text:p text:style-name="P4"/>
      <text:p text:style-name="P4"/>
      <text:p text:style-name="P5">Punto2 para correjir</text:p>
      <text:p text:style-name="P5"/>
      <text:p text:style-name="P7">Los requirimientos le agregaremos R10 – Gastos como requerimiento para que pueda mostrarseya que somos inventario. El sistema muestra en modo de entrada pero en salida no mostramos nada.</text:p>
      <text:p text:style-name="P7"/>
      <text:p text:style-name="P7">R11 – Entradas y Salidas</text:p>
      <text:p text:style-name="P7">PEDIDOS → Entradas</text:p>
      <text:p text:style-name="P7">Producción → Salidas <text:s text:c="2"/>/// Verdad tambien se debe crear una tabla producción como tabla salida</text:p>
      <text:p text:style-name="P7">Proveedor debe estar relacionado a PEDIDO <text:s text:c="4"/>ya que todo pedido viene de un proveedor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F" svg:font-family=""/>
    <style:font-face style:name="Hurmit Nerd Font" svg:font-family="'Hurmit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Fangsong KSS Vertical" svg:font-family="'Noto Fangsong KSS Vertical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CodeVF" svg:font-family="SourceCodeVF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58:18.474644992</meta:creation-date>
    <dc:date>2023-06-05T11:07:02.902764067</dc:date>
    <meta:editing-duration>PT8M43S</meta:editing-duration>
    <meta:editing-cycles>3</meta:editing-cycles>
    <meta:generator>LibreOffice/7.5.3.2$Linux_X86_64 LibreOffice_project/50$Build-2</meta:generator>
    <meta:document-statistic meta:table-count="0" meta:image-count="0" meta:object-count="0" meta:page-count="1" meta:paragraph-count="14" meta:word-count="172" meta:character-count="1072" meta:non-whitespace-character-count="904"/>
  </office:meta>
</office:document-meta>
</file>